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Setter.PropertySetter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etter.introsp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pertySetter.setProperties( Properties properties , String 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opertySetter.setProperties( Object obj , Properties properties ,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etter.setProperty( String name ,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ropertySetter.convertArg( String val , Class 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ropertySetter.getPropertyDescriptor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ertySetter.setProperty( PropertyDescriptor prop , String name , String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